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399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30_1072782762"/>Trazendo a humanidade da<text:line-break/>revolução para todos os aspectos da vida<text:bookmark-end text:name="__RefHeading___Toc4730_1072782762"/></text:h>
      <text:p text:style-name="P1">“Quero trazer a humanidade da revolução para aqueles aspectos da vida que ela não alcançou por causa de velhos preconceitos”, disse Mariela Castro Espín, que trabalhou duro para erradicar os preconceitos pré-revolucionários sobre amor entre pessoas do mesmo sexo, transexualidade e variações de gênero em Cuba, no verão de 2006. (Israel)</text:p>
      <text:p text:style-name="P1">Castro Espín é diretor do Centro Nacional de Educação Sexual de Cuba (CENESEX), que fez muito em um tempo relativamente curto para substituir preconceitos sobre amor entre pessoas do mesmo sexo e transexualidade por atitudes positivas.</text:p>
      <text:p text:style-name="First_20_line_20_indent">A CENESEX criou seu próprio site na Internet — www.cenesex.sld.cu — logo após o 16º Congresso Mundial de Sexologia se reunir em Havana, em março de 2003.</text:p>
      <text:p text:style-name="First_20_line_20_indent">O site da CENESEX incorpora uma seção sobre diversidade sexual, que oferece informações básicas em espanhol e em inglês, oportunidades de consultar especialistas e expressar a opinião pública.</text:p>
      <text:p text:style-name="First_20_line_20_indent">O site vai direto ao ponto sobre seu objetivo, o qual ele afirma ser “superar os tabus e preconceitos que persistem sobre o amor entre pessoas do mesmo sexo: ser homossexual ou bissexual não é uma doença, não é sinônimo de perversão, nem constitui um crime”.</text:p>
      <text:p text:style-name="First_20_line_20_indent">A homossexualidade, o site deixa claro, "é uma orientação sexual que não é causada por sedução em qualquer idade, não é contagiosa e não é adquirida por defeitos educacionais ou exemplos negativos no ambiente familiar."</text:p>
      <text:p text:style-name="First_20_line_20_indent">Este site recebe o maior número de visitas — 150.000 “acessos” por dia — mais do qualquer outro portal cubano na internet. (IPS/GIN, 3 de julho de 2004)</text:p>
      <text:p text:style-name="P1">Castro Espín disse no verão de 2004 que esses desenvolvimentos são “o resultado de um esforço de mais de 30 anos, e que só agora estamos vendo seus frutos com mais clareza.” (Acosta)</text:p>
      <text:h text:style-name="Heading_20_2" text:outline-level="2">Trabalho concluído, trabalho a fazer</text:h>
      <text:p text:style-name="First_20_line_20_indent">Quando perguntada por um repórter da BBC em setembro de 2006 se as percepções sobre a homossexualidade haviam mudado na sociedade cubana, Mariela Castro Espín respondeu: “Eu acho que sim; elas mudaram bastante.” (González)</text:p>
      <text:p text:style-name="First_20_line_20_indent">Ela disse ao entrevistador Eduardo García Jiménez: “Eu acredito que desde os anos de 1990 há uma maior aceitação da presença de homossexuais por parte da população e instituições públicas. Isso não significa que a contradição tenha sido resolvida para todos os indivíduos em todos os níveis da sociedade."</text:p>
      <text:p text:style-name="First_20_line_20_indent">Castro Espín acrescentou: “Acho que estamos em um bom momento para implementar políticas mais explícitas sobre a defesa dos direitos humanos dos homossexuais, para que estejamos melhor preparados para enfrentar qualquer manifestação de discriminação em razão da orientação sexual. Eu vejo essa tentativa humanista de alcançar um maior respeito pelos direitos dos homossexuais como se fosse uma luta em uma batalha de idéias em nossa sociedade. Acredito que essa noção tem que fazer parte da batalha cultural e política, porque isso significaria um fortalecimento cultural, social e político para a Revolução Cubana.”</text:p>
      <text:p text:style-name="First_20_line_20_indent">Castro Espín disse que está defendendo uma emenda à Constituição cubana para adicionar a homossexualidade aos grupos contra os quais a discriminação é proibida. “É uma proposta que estou fazendo do meu cargo de responsabilidade como diretora da CENESEX. Garanto que isso foi recebido por ouvintes receptivos. A minha proposta não está de modo algum afastada nem distante do espírito da revolução, nem de todo o processo que levou este apelo a uma batalha de ideias.</text:p>
      <text:p text:style-name="First_20_line_20_indent">“Seria maravilhoso poder desencadear uma discussão significativa e intergrupal sobre esse assunto”, enfatizou Castro Espín, “para que a sociedade cubana possa desenvolver uma cultura de sexualidade mais saudável e mais justa, que ajude a corroer crenças e preconceitos antigos e errados que enfatizam a orientação sexual.</text:p>
      <text:p text:style-name="First_20_line_20_indent">“Algo assim colocaria a revolução ainda mais em linha com sua ética humanista; a Revolução Cubana foi possível por causa da participação de todos os homens e mulheres, de todos os cubanos que se identificaram com as conquistas e sonhos desse projeto social. Entre todos aqueles que participaram, há também pessoas de diversas orientações sexuais."</text:p>
      <text:h text:style-name="Heading_20_2" text:outline-level="2">Não meça com a régua imperial</text:h>
      <text:p text:style-name="First_20_line_20_indent">As earlier articles in this series documented, the CIA, Hollywood and corporate media tried to deflect resistance to U.S. imperialism’s covert war against Cuba, and its domestic discrimination, police brutality and bashing of same-sex-loving and gender-variant people, by focusing on the onerous tasks Cuba’s revolution faced in uprooting centuries of prejudice about same-sex love. Of course, each poisonous seed had been planted and cultivated by U.S. capitalism and, earlier, Spanish colonialism.</text:p>
      <text:p text:style-name="First_20_line_20_indent">No entanto, Castro Espín declarou categoricamente à jornalista Mary Lamey através de um tradutor: “Não há repressão oficial de lésbicas e gays em Cuba. O que resta são reações sociais e culturais que devem ser transformadas, assim como em muitos outros países." (Lamey)</text:p>
      <text:p text:style-name="First_20_line_20_indent">Ela apontou para os ataques a transexuais e homossexuais na Inglaterra e em outros países imperialistas: “Isso não existe em Cuba. A população cubana respeita muito mais as diferenças do que em outros lugares." Ela enfatizou: “Quando temo encontrar uma resistência muito forte, me deparo com um alto grau de sensibilidade na população cubana”.</text:p>
      <text:p text:style-name="First_20_line_20_indent">Hoje, a Revolução Cubana fez enormes progressos na conscientização popular sobre a liberação sexual, incluindo o amor entre pessoas do mesmo sexo. Construir laços de unidade exigirá uma liderança consciente dos ativistas mais resolutamente anti-imperialistas no movimento de libertação para os LGBT e outros povos oprimidos por sua sexualidade, seu sexo e seu gênero.</text:p>
      <text:p text:style-name="First_20_line_20_indent">Yet some activists in the U.S. still argue that Cuba won’t have “passed the test” until lesbians and gays are “out” in Cuba with their own autonomous organizational formations.</text:p>
      <text:h text:style-name="Heading_20_2" text:outline-level="2">Cubanos definem sua própria liberação</text:h>
      <text:p text:style-name="First_20_line_20_indent">Em um país capitalista, “sair do armário” não é apenas uma afirmação de identidade individual e de personalidade. O movimento para acabar com a opressão tem que estar “fora do armário” e independente também. Isso se deve à relação do movimento LGBT com sua própria classe dominante nos países capitalistas. Na luta de classes, é imperativo que o movimento se liberte de seus próprios patrões capitalistas e de sua ideologia. Nesse caso, o movimento é tão poderoso quanto é independente.</text:p>
      <text:p text:style-name="First_20_line_20_indent">Mas o que dizer de um país socialista onde a classe trabalhadora governa e está tentando construir o socialismo no território liberado de um estado operário?</text:p>
      <text:p text:style-name="First_20_line_20_indent">An international network of both LGBT social democrats and those far to the right of them in the imperialist countries, particularly the U.S. and Britain, makes an appeal to Cubans, and others in countries menaced by imperial powers, to identify with them based on what is presumed to be shared identity. Por sua vez, esta rede afirma sua prontidão para defender cubanos gays, lésbicas e outros — mas apenas contra seu próprio povo, cultura e luta de libertação nacional.</text:p>
      <text:p text:style-name="First_20_line_20_indent">Quando alinhada com interesses imperialistas gerais e às vezes específicos, tal posição pode oferecer uma “cobertura de esquerda” para a mudança de regime — através de intervenção secreta e/ou militar.</text:p>
      <text:h text:style-name="Heading_20_2" text:outline-level="2">Defendam Cuba!</text:h>
      <text:p text:style-name="First_20_line_20_indent">Os cubanos estão definindo sua própria libertação.</text:p>
      <text:p text:style-name="First_20_line_20_indent">A Revolução Cubana merece o apoio de progressistas e comunistas em todo o mundo, sem exigir que seja tida como “perfeita” usando uma régua imperial. Uma revolução socialista é um processo, não um ato único. Resolver os problemas econômicos e sociais que os capitalistas não podem e não vão resolver é a dinâmica para levar  adiante a revolução.</text:p>
      <text:p text:style-name="P1">Sobre os esforços da revolução para eliminar o velho preconceito contra a homossexualidade, Fidel Castro concluiu durante uma entrevista de 1988 a uma estação de televisão galega: “Dado que podemos cometer erros, seguimos obsessivamente a ideia do que é justo, certo e melhor para o povo e o que é mais humano para nosso povo e nossa sociedade. Porém, a tarefa não é fácil — eu penso isso cada vez que nos aproximamos dos critérios certos para fazer o mundo que queremos. No entanto, penso que ainda temos muitas falhas e que as gerações futuras terão de continuar a aperfeiçoar este novo mundo.” (Hillson)</text:p>
      <text:p text:style-name="P1">Toda a população de Cuba — de todas as raças, sexos, gêneros, sexualidades, idades e habilidades — não precisa ser defendida contra sua própria cultura ou sua própria revolução. It needs and deserves defense against the U.S. blockade of its island and every other illegal act of imperialist war, overt and covert, which impedes revolutionary progress.</text:p>
      <text:p text:style-name="First_20_line_20_indent">O apoio internacional ao direito de soberania e autodeterminação de Cuba permitirá que a população da ilha gaste mais tempo, energia e recursos na construção socialista, em vez de na defesa.</text:p>
      <text:p text:style-name="First_20_line_20_indent">São os movimentos LGBT nas cidadelas imperialistas que têm que romper com suas próprias classes dominantes a fim de construir laços de genuína solidariedade internacional. É uma posição difícil de tomar. Requer valor ideológico; a recusa em permanecer em silêncio sobre as roupas “novas” do imperador.</text:p>
      <text:p text:style-name="First_20_line_20_indent">A Revolução Cubana teve que assumir as tarefas que a história lhe apresentou, incluindo a eventual erradicação dos legados do racismo, sexismo e intolerância anti-gay.</text:p>
      <text:p text:style-name="First_20_line_20_indent">In order to move forward toward their own liberation, the LGBT and other progressive movements in the U.S. and other capitalist countries have to combat anti-communism — which is, in the long run, a loyalty oath to capitalism — and develop a powerful anti-imperialist current that can extend its solidarity to Cuba and all countries fighting for their sovereignty and self-determination against finance capital.</text:p>
      <text:p text:style-name="First_20_line_20_indent">Cuba revolucionária — a “esperança do hemisfério” — fez um trabalho melhor lidando com suas tarefas.</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razendo a humanidade da revolução para todos os aspectos da vida</dc:title>
    <dc:date>2023-04-18T14:06:44.913440640</dc:date>
    <dc:creator>Daniel Garcia</dc:creator>
    <meta:editing-duration>P0D</meta:editing-duration>
    <meta:editing-cycles>1</meta:editing-cycles>
    <meta:document-statistic meta:table-count="0" meta:image-count="0" meta:object-count="0" meta:paragraph-count="37" meta:word-count="1505" meta:character-count="9408" meta:non-whitespace-character-count="7924"/>
    <meta:generator>LibreOffice/7.5.1.2$Linux_X86_64 LibreOffice_project/50$Build-2</meta:generator>
    <meta:template xlink:type="simple" xlink:actuate="onRequest" xlink:title="" xlink:href="../cubabook.odm" meta:date="2023-04-18T14:08:43.635714652"/>
  </office:meta>
</office:document-meta>
</file>